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and.setSrc( File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and.setEncoding(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pand.setDest( File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and.execute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Expand.expandFile( FileUtils fileUtils , File srcF , File di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Expand.setStripAbsolutePathSpec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and.add( FileNameMapper fileName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and.setOverwrit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and.extractFile( FileUtils fileUtils , File srcF , File dir , InputStream compressedInputStream , String entryName , Date entryDate , boolean isDirectory , FileNameMapper mapper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37">
            <text:p text:style-name="Table_20_Contents">37</text:p>
          </table:table-cell>
          <table:table-cell office:value-type="float" office:value="99">
            <text:p text:style-name="Table_20_Contents">99</text:p>
          </table:table-cell>
        </table:table-row>
        <table:table-row>
          <table:table-cell office:value-type="string">
            <text:p text:style-name="Table_20_Contents">Expand.getMap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pand.getFailOnEmptyArch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and.setFailOnEmptyArchiv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and.addPatternset( Pattern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and.add( ResourceCollection 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and.addFileset( Fil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and.createMap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pand.expandResource( Resource srcR , File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